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0f5f97" officeooo:paragraph-rsid="000d0a47"/>
    </style:style>
    <style:style style:name="P2" style:family="paragraph" style:parent-style-name="Standard">
      <style:text-properties officeooo:rsid="000d0a47" officeooo:paragraph-rsid="000d0a47"/>
    </style:style>
    <style:style style:name="P3" style:family="paragraph" style:parent-style-name="Heading_20_1">
      <style:text-properties officeooo:rsid="000d0a47" officeooo:paragraph-rsid="000d0a47"/>
    </style:style>
    <style:style style:name="P4" style:family="paragraph" style:parent-style-name="Text_20_body" style:list-style-name="L1">
      <style:text-properties officeooo:rsid="000fc4cc" officeooo:paragraph-rsid="000fc4cc"/>
    </style:style>
    <style:style style:name="T1" style:family="text">
      <style:text-properties officeooo:rsid="000d0a4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5"/></text:p>
      <text:p text:style-name="P1">Ex_<text:span text:style-name="T1">Imprime_3</text:span></text:p>
      <text:p text:style-name="P2"/>
      <text:h text:style-name="P3" text:outline-level="1">Instructions</text:h>
      <text:list xml:id="list9186014872476751412" text:style-name="L1">
        <text:list-item>
          <text:p text:style-name="P4"><text:span text:style-name="T3">Encodez l’errata deux fois, la première sour la forme d’une liste, la seconde sous la forme d’un tableau.</text:span></text:p>
        </text:list-item>
        <text:list-item>
          <text:p text:style-name="P4"><text:span text:style-name="T3">Encodez le privilège (pensez à encoder les noms, l’italique, </text:span><text:span text:style-name="T2">etc</text:span><text:span text:style-name="T3">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1:01:33.618450000</meta:creation-date>
    <dc:date>2018-02-11T11:49:57.084106000</dc:date>
    <meta:editing-duration>PT9M41S</meta:editing-duration>
    <meta:editing-cycles>5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5" meta:word-count="33" meta:character-count="215" meta:non-whitespace-character-count="174"/>
  </office:meta>
</office:document-meta>
</file>